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P2"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3" style:family="paragraph" style:parent-style-name="Standard">
      <style:paragraph-properties>
        <style:tab-stops/>
      </style:paragraph-properties>
      <style:text-properties style:font-name="Helvetica" fo:font-style="normal" style:text-underline-style="solid" style:text-underline-width="auto" style:text-underline-color="font-color" fo:font-weight="normal" style:font-name-asian="Helvetica" style:font-style-asian="normal" style:font-weight-asian="normal" style:font-name-complex="Helvetica" style:font-style-complex="normal" style:font-weight-complex="normal"/>
    </style:style>
    <style:style style:name="P4"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5" style:family="paragraph" style:parent-style-name="Standard" style:list-style-name="L1">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6" style:family="paragraph" style:parent-style-name="Standard" style:list-style-name="L3">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7" style:family="paragraph" style:parent-style-name="Standard" style:list-style-name="L2">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ungeonDiver3 Beta Version History</text:p>
      <text:p text:style-name="P2"/>
      <text:p text:style-name="P2">V1.0.0-beta3 (04/13/2012)<text:span text:style-name="T2">:</text:span></text:p>
      <text:p text:style-name="P1">Bug Fixes:</text:p>
      <text:list xml:id="list1666334189" text:style-name="L1">
        <text:list-item>
          <text:p text:style-name="P5">Removed an unused constant. (Found with UCDetector)</text:p>
        </text:list-item>
        <text:list-item>
          <text:p text:style-name="P5">Reduced visibility of a bunch of constants, methods and classes to improve security. (Found with UCDetector)</text:p>
        </text:list-item>
        <text:list-item>
          <text:p text:style-name="P5">Fixed multiple bugs related to the various modes the application can be in.</text:p>
        </text:list-item>
        <text:list-item>
          <text:p text:style-name="P5">Removed an unneeded method, because its implementation had been made identical to that of a similar method that could replace it, due to the above refactoring.</text:p>
        </text:list-item>
        <text:list-item>
          <text:p text:style-name="P5">Reduced the quality of the music in order to save space.</text:p>
        </text:list-item>
        <text:list-item>
          <text:p text:style-name="P5">Fixed various bugs in the libraries DungeonDiver3 depends on. (Found with FindBugs)</text:p>
        </text:list-item>
        <text:list-item>
          <text:p text:style-name="P5">Fixed multiple bugs with Enhancement Shops.</text:p>
        </text:list-item>
        <text:list-item>
          <text:p text:style-name="P5">Fixed a bug with equipment power being displayed as 10 times smaller than it should be.</text:p>
        </text:list-item>
      </text:list>
      <text:p text:style-name="P2"/>
      <text:p text:style-name="P2">V1.0.0-beta2 (04/10/2012)<text:span text:style-name="T2">:</text:span></text:p>
      <text:p text:style-name="P3">New Features:</text:p>
      <text:list xml:id="list1819010971" text:style-name="L2">
        <text:list-item>
          <text:p text:style-name="P7">Added a new command to the Game menu: Remove Character. This unregisters the character selected, then deletes its file from the disk. Use with caution!</text:p>
        </text:list-item>
      </text:list>
      <text:p text:style-name="P1">Bug Fixes:</text:p>
      <text:list xml:id="list1614727880" text:style-name="L3">
        <text:list-item>
          <text:p text:style-name="P6">Don't terminate the monster AI script early just because someone ended their turn in battle. This fix finally puts an end to issues that allowed you to control the monsters at times.</text:p>
        </text:list-item>
        <text:list-item>
          <text:p text:style-name="P6">Don't terminate the monster AI script early just because a non-monster creature is active in battle. This fix completes the strange monster AI script behavior fixes in V1.0.0-beta1 for the cases involving more than 4 battlers.</text:p>
        </text:list-item>
        <text:list-item>
          <text:p text:style-name="P6">Don't run new round actions for monsters that are dead or have fled the battle.</text:p>
        </text:list-item>
        <text:list-item>
          <text:p text:style-name="P6">Really fixed the battle bug that caused the game to think the enemies had fled, when in fact you had won because at least one enemy ran away and all others were killed – it turns out that the earlier fix for this issue didn't work quite right.</text:p>
        </text:list-item>
        <text:list-item>
          <text:p text:style-name="P6">Fixed a bug that caused battle not to end immediately if a spell you cast on a monster killed that monster, and that monster was the last one still alive.</text:p>
        </text:list-item>
        <text:list-item>
          <text:p text:style-name="P6">Fixed a bug that caused Spell Shops to always offer Annihilator spells, regardless of what caste you chose when you created your character.</text:p>
          <text:list>
            <text:list-item>
              <text:p text:style-name="P6">This fix only affects newly created characters.</text:p>
            </text:list-item>
            <text:list-item>
              <text:p text:style-name="P6">Old characters that are affected will need to be deleted (using the newly added Remove Character command in the Game menu) and recreated before they will be offered the correct set of spells for their caste.</text:p>
            </text:list-item>
          </text:list>
        </text:list-item>
      </text:list>
      <text:p text:style-name="P2"/>
      <text:p text:style-name="P2">V1.0.0-beta1 (04/08/2012) <text:span text:style-name="T1">(changes from V1.0.0-alpha4)</text:span><text:span text:style-name="T2">:</text:span></text:p>
      <text:p text:style-name="P1">Bug Fixes:</text:p>
      <text:list xml:id="list848015066" text:continue-numbering="true" text:style-name="L3">
        <text:list-item>
          <text:p text:style-name="P6">Fixed several instances where resources were requested and then used, but never cleaned up properly afterwards.</text:p>
        </text:list-item>
        <text:list-item>
          <text:p text:style-name="P6">Removed unused code.</text:p>
        </text:list-item>
        <text:list-item>
          <text:p text:style-name="P6">Fixed a display bug in the updater that caused the program to sometimes give erroneous update information.</text:p>
        </text:list-item>
        <text:list-item>
          <text:p text:style-name="P6"><text:soft-page-break/>Fixed an argument checking bug in one of the libraries DungeonDiver3 depends upon.</text:p>
        </text:list-item>
        <text:list-item>
          <text:p text:style-name="P6">Fixed some comparison, performance, and correctness bugs (found with FindBugs).</text:p>
        </text:list-item>
        <text:list-item>
          <text:p text:style-name="P6">Fixed a character registration bug that was showing the extension of character files in the registration dialog.</text:p>
        </text:list-item>
        <text:list-item>
          <text:p text:style-name="P6">Fixed a preferences bug causing the Make Character Changes Permanent setting to have the wrong default value.</text:p>
        </text:list-item>
        <text:list-item>
          <text:p text:style-name="P6">Fixed a bug in the Edit Note dialog that caused the game to create a note if Cancel was chosen, when a note did not already exist.</text:p>
        </text:list-item>
        <text:list-item>
          <text:p text:style-name="P6">Removed references to fumbling from the manual, since fumbling is not a thing in DungeonDiver3.</text:p>
        </text:list-item>
        <text:list-item>
          <text:p text:style-name="P6">Fixed a battle bug that caused effects to keep acting even if the creature they were acting on was no longer living.</text:p>
        </text:list-item>
        <text:list-item>
          <text:p text:style-name="P6">Fixed another battle bug that caused the AI to think it was done prematurely – this allowed you to control the monsters if one of them was last to act.</text:p>
        </text:list-item>
        <text:list-item>
          <text:p text:style-name="P6">Fixed a third battle bug that caused the game to think the enemies had fled, when in fact you had won because at least one enemy ran away and all others were killed.</text:p>
        </text:list-item>
        <text:list-item>
          <text:p text:style-name="P6">Fixed a fourth battle bug that caused the AI to behave strangely, thinking it was its turn again, immediately after performing an action, when more than 2 creatures were involved in a battle.</text:p>
        </text:list-item>
        <text:list-item>
          <text:p text:style-name="P6">Fixed a monster AI bug causing monsters to never cast the same spell twice in the same battle.</text:p>
        </text:list-item>
        <text:list-item>
          <text:p text:style-name="P6">Made the monster AI smarter about going around objects if it gets stu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meta:creation-date>2010-01-29T10:09:00</meta:creation-date>
    <dc:date>2012-04-13T18:03:47</dc:date>
    <meta:generator>LibreOffice/3.5$MacOSX_x86 LibreOffice_project/281b639-6baa1d3-ef66a77-d866f25-f36d45f</meta:generator>
    <meta:editing-duration>PT19H50M12S</meta:editing-duration>
    <meta:editing-cycles>452</meta:editing-cycles>
    <dc:title>Mazer5D Version History</dc:title>
    <meta:document-statistic meta:table-count="0" meta:image-count="0" meta:object-count="0" meta:page-count="2" meta:paragraph-count="40" meta:word-count="696" meta:character-count="3939" meta:non-whitespace-character-count="3315"/>
  </office:meta>
</office:document-meta>
</file>